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30001" style:name="a8f98d2" style:parent-style-name="Standard">
      <style:paragraph-properties/>
    </style:style>
    <text:list-style style:name="L2">
      <text:list-level-style-number style:num-format="a"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text:list-style style:name="L3000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style:style style:family="paragraph" style:list-style-name="L30001" style:name="a3f25e4" style:parent-style-name="Standard">
      <style:paragraph-properties/>
    </style:style>
    <style:style style:family="paragraph" style:list-style-name="L30001" style:name="af5b937" style:parent-style-name="Standard">
      <style:paragraph-properties/>
    </style:style>
    <style:style style:family="paragraph" style:list-style-name="L2" style:name="a2ceb12" style:parent-style-name="Standard">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30001">
        <text:list-item>
          <text:p text:style-name="a8f98d2">1.</text:p>
        </text:list-item>
      </text:list>
      <text:list text:continue-numbering="true" text:style-name="L2">
        <text:list-item>
          <text:p text:style-name="a2ceb12">2.</text:p>
        </text:list-item>
      </text:list>
      <text:list text:continue-numbering="true" text:style-name="L30001">
        <text:list-item>
          <text:p text:style-name="af5b937">b.a.</text:p>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58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13</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